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4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7.397cm" svg:y="7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52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5.187cm" svg:y1="1.973cm" svg:x2="5.187cm" svg:y2="6.473cm">
          <text:p/>
        </draw:line>
        <draw:line draw:style-name="gr4" draw:text-style-name="P1" draw:layer="layout" svg:x1="9.5cm" svg:y1="3.687cm" svg:x2="3.5cm" svg:y2="3.687cm">
          <text:p/>
        </draw:line>
        <draw:frame draw:style-name="gr5" draw:layer="layout" svg:width="0.89cm" svg:height="1.003cm" svg:x="7.669cm" svg:y="7.386cm">
          <draw:text-box>
            <text:p>1</text:p>
          </draw:text-box>
        </draw:frame>
        <draw:frame draw:style-name="gr6" draw:layer="layout" svg:width="0.853cm" svg:height="0.962cm" svg:x="12.051cm" svg:y="5.082cm">
          <draw:text-box>
            <text:p>2</text:p>
          </draw:text-box>
        </draw:frame>
        <draw:frame draw:style-name="gr6" draw:layer="layout" svg:width="0.853cm" svg:height="0.962cm" svg:x="6.618cm" svg:y="2.088cm">
          <draw:text-box>
            <text:p>3</text:p>
          </draw:text-box>
        </draw:frame>
        <draw:custom-shape draw:style-name="gr1" draw:text-style-name="P1" draw:layer="layout" svg:width="0.495cm" svg:height="0.5cm" svg:x="4.06cm" svg:y="4.649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layer="layout" svg:width="0.956cm" svg:height="0.962cm" svg:x="4.304cm" svg:y="4.009cm">
          <draw:text-box>
            <text:p>4</text:p>
          </draw:text-box>
        </draw:frame>
        <draw:custom-shape draw:style-name="gr1" draw:text-style-name="P1" draw:layer="layout" svg:width="0.495cm" svg:height="0.5cm" svg:x="5.239cm" svg:y="5.737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layer="layout" svg:width="0.853cm" svg:height="0.962cm" svg:x="5.511cm" svg:y="5.14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3:01:40</dc:date>
    <meta:editing-duration>PT00H22M46S</meta:editing-duration>
    <meta:editing-cycles>17</meta:editing-cycles>
    <meta:generator>OpenOffice.org/3.2$Unix OpenOffice.org_project/320m18$Build-9502</meta:generator>
    <meta:document-statistic meta:object-count="14"/>
  </office:meta>
</office:document-meta>
</file>